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38.22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9.98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27.4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3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9.12mm" fo:break-before="auto" style:use-optimal-row-height="false"/>
    </style:style>
    <style:style style:name="ro5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UPAPYT grades" table:style-name="ta1" table:print-ranges="'SUPAPYT grades'.A1:'SUPAPYT grades'.F13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ositives</text:p>
          </table:table-cell>
          <table:table-cell table:style-name="ce1" office:value-type="string" calcext:value-type="string">
            <text:p>Negatives</text:p>
          </table:table-cell>
          <table:table-cell table:style-name="ce4" office:value-type="string" calcext:value-type="string">
            <text:p>Grade [%]</text:p>
          </table:table-cell>
          <table:table-cell table:style-name="ce1" office:value-type="string" calcext:value-type="string">
            <text:p>Share of grade [%]</text:p>
          </table:table-cell>
          <table:table-cell table:style-name="ce7" office:value-type="string" calcext:value-type="string">
            <text:p>Total grade [%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nswers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2]*[.E2]/100" office:value-type="float" office:value="0" calcext:value-type="float">
            <text:p>0.0</text:p>
          </table:table-cell>
          <table:table-cell table:style-name="Default"/>
          <table:table-cell table:style-name="ce6" table:number-columns-repeated="1017"/>
        </table:table-row>
        <table:table-row table:style-name="ro3">
          <table:table-cell table:style-name="ce2" office:value-type="string" calcext:value-type="string">
            <text:p>Use of builtin classes &amp; method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3]*[.E3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2" office:value-type="string" calcext:value-type="string">
            <text:p>Flow control &amp; looping technique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4]*[.E4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Use of user defined function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5]*[.E5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Use of user defined classes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6]*[.E6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Structure &amp; modularisation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7]*[.E7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2" office:value-type="string" calcext:value-type="string">
            <text:p>Use of special python syntax</text:p>
          </table:table-cell>
          <table:table-cell table:style-name="ce2" table:number-columns-repeated="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8" table:formula="of:=[.D8]*[.E8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2" office:value-type="string" calcext:value-type="string">
            <text:p>Readability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9]*[.E9]/100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/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 table:style-name="ce11" office:value-type="string" calcext:value-type="string">
            <text:p>General comments</text:p>
          </table:table-cell>
          <table:table-cell table:number-columns-spanned="2" table:number-rows-spanned="1"/>
          <table:covered-table-cell/>
          <table:table-cell table:style-name="Default"/>
          <table:table-cell table:style-name="ce6" office:value-type="string" calcext:value-type="string">
            <text:p>Total [%]</text:p>
          </table:table-cell>
          <table:table-cell table:style-name="ce9" table:formula="of:=SUM([.F2:.F9])" office:value-type="float" office:value="0" calcext:value-type="float">
            <text:p>0.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Grade</text:p>
          </table:table-cell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Pass/fail</text:p>
          </table:table-cell>
          <table:table-cell table:style-name="ce9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13:20:13.07367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35:50.178737000</meta:creation-date>
    <dc:date>2018-04-16T13:21:02.976969000</dc:date>
    <meta:editing-duration>PT21M1S</meta:editing-duration>
    <meta:editing-cycles>11</meta:editing-cycles>
    <meta:generator>LibreOffice/5.4.4.2$MacOSX_X86_64 LibreOffice_project/2524958677847fb3bb44820e40380acbe820f960</meta:generator>
    <meta:document-statistic meta:table-count="1" meta:cell-count="35" meta:object-count="0"/>
  </office:meta>
</office:document-meta>
</file>